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fa98a" officeooo:paragraph-rsid="000fa98a"/>
    </style:style>
    <style:style style:name="T1" style:family="text">
      <style:text-properties officeooo:rsid="000ef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8:44:58.804000000</meta:creation-date>
    <dc:date>2016-06-02T08:49:07.359000000</dc:date>
    <meta:editing-duration>PT4M18S</meta:editing-duration>
    <meta:editing-cycles>3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